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</text:span><text:span text:style-name="T1">ed </text:span><text:span text:style-name="T1">docker </text:span><text:span text:style-name="T1">containe</text:span><text:span text:style-name="T1">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37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8" draw:text-style-name="P8" draw:layer="layout" svg:x1="5.318cm" svg:y1="19.08cm" svg:x2="5.318cm" svg:y2="21.701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0.762cm" svg:x="1.254cm" svg:y="21.708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03T16:04:47.307274114</dc:date>
    <meta:editing-duration>PT54M39S</meta:editing-duration>
    <meta:editing-cycles>20</meta:editing-cycles>
    <meta:generator>LibreOffice/6.0.7.3$Linux_X86_64 LibreOffice_project/00m0$Build-3</meta:generator>
    <meta:document-statistic meta:object-count="24"/>
  </office:meta>
</office:document-meta>
</file>